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13ca38" officeooo:paragraph-rsid="0013ca38" style:font-name-asian="Bitstream Vera Sans" style:font-size-asian="18.2000007629395pt" style:font-weight-asian="bold" style:font-name-complex="Noto Sans Devanagari" style:font-size-complex="18.2000007629395pt" style:font-weight-complex="bold"/>
    </style:style>
    <style:style style:name="P2" style:family="paragraph" style:parent-style-name="Heading_20_1">
      <style:text-properties officeooo:paragraph-rsid="0015acd8"/>
    </style:style>
    <style:style style:name="P3" style:family="paragraph" style:parent-style-name="Heading_20_2">
      <style:text-properties officeooo:rsid="0015acd8" officeooo:paragraph-rsid="0015acd8"/>
    </style:style>
    <style:style style:name="P4" style:family="paragraph" style:parent-style-name="Standard">
      <style:text-properties officeooo:rsid="0013ca38" officeooo:paragraph-rsid="0013ca38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12edb8" officeooo:paragraph-rsid="0013ca38"/>
    </style:style>
    <style:style style:name="P6" style:family="paragraph" style:parent-style-name="Standard">
      <style:text-properties officeooo:rsid="0015acd8" officeooo:paragraph-rsid="0015acd8"/>
    </style:style>
    <style:style style:name="P7" style:family="paragraph" style:parent-style-name="Standard">
      <style:text-properties officeooo:rsid="0015efb0" officeooo:paragraph-rsid="0015efb0"/>
    </style:style>
    <style:style style:name="P8" style:family="paragraph" style:parent-style-name="Standard">
      <style:text-properties style:text-position="0% 100%" style:font-name="Liberation Sans1" officeooo:rsid="00172f45" officeooo:paragraph-rsid="00172f45"/>
    </style:style>
    <style:style style:name="P9" style:family="paragraph" style:parent-style-name="Standard">
      <style:text-properties officeooo:paragraph-rsid="00172f45"/>
    </style:style>
    <style:style style:name="P10" style:family="paragraph" style:parent-style-name="Standard">
      <style:text-properties officeooo:paragraph-rsid="0018b753"/>
    </style:style>
    <style:style style:name="P11" style:family="paragraph" style:parent-style-name="Standard">
      <style:text-properties officeooo:rsid="0018b753" officeooo:paragraph-rsid="0018b75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3ca38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1" officeooo:rsid="0015acd8"/>
    </style:style>
    <style:style style:name="T5" style:family="text">
      <style:text-properties style:text-position="0% 100%" style:font-name="Liberation Sans1" officeooo:rsid="00172f45"/>
    </style:style>
    <style:style style:name="T6" style:family="text">
      <style:text-properties style:text-position="0% 100%" style:font-name="Liberation Sans1" officeooo:rsid="0018b753"/>
    </style:style>
    <style:style style:name="T7" style:family="text">
      <style:text-properties style:text-position="super 58%"/>
    </style:style>
    <style:style style:name="T8" style:family="text">
      <style:text-properties officeooo:rsid="0015acd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<text:span text:style-name="T1">ontrôle sur les codes correcteurs et détenteurs d’erreurs</text:span></text:p>
      <text:p text:style-name="P5"/>
      <text:h text:style-name="P1" text:outline-level="1">1. Code de Hamming</text:h>
      <text:p text:style-name="P4">1. On veut déterminer le nombre k de bits de <text:span text:style-name="T10">contrôle</text:span> d’une séquence.</text:p>
      <text:p text:style-name="P4"/>
      <text:p text:style-name="P4">La séquence est A1A6128<text:span text:style-name="T2">16</text:span><text:span text:style-name="T3"> de taille n = 28 bits. On doit avoir 2</text:span><text:span text:style-name="T7">k </text:span><text:span text:style-name="T3">– k ≥ n + 1 .</text:span></text:p>
      <text:p text:style-name="P4"><text:span text:style-name="T3"/></text:p>
      <text:p text:style-name="P4"><text:span text:style-name="T3">On a donc 2</text:span><text:span text:style-name="T7">6</text:span><text:span text:style-name="T3"> – 6 ≥ 28 + 1 &lt;=&gt; 58 ≥ 29.</text:span></text:p>
      <text:p text:style-name="P4"><text:span text:style-name="T3"/></text:p>
      <text:p text:style-name="P4"><text:span text:style-name="T3">Le nombre de bits de contrôle est donc k = 6.</text:span></text:p>
      <text:p text:style-name="P4"><text:span text:style-name="T3"/></text:p>
      <text:p text:style-name="P4"><text:span text:style-name="T3">2. Parmis les positions proposées, les positions 13 et 26 sont contrôlées par le bit de contrôle k</text:span><text:span text:style-name="T2">4</text:span><text:span text:style-name="T3"> car le 4</text:span><text:span text:style-name="T7">ème</text:span><text:span text:style-name="T3"> bit de leur codage binaire est à 1.</text:span></text:p>
      <text:p text:style-name="P4"><text:span text:style-name="T3"/></text:p>
      <text:h text:style-name="P2" text:outline-level="1"><text:span text:style-name="T8">2. Code de Redondance Cyclique</text:span></text:h>
      <text:h text:style-name="P3" text:outline-level="2">2.1 Calcul du CRC d’une séquence binaire</text:h>
      <text:p text:style-name="P6">La séquence est 1101011011</text:p>
      <text:p text:style-name="P6">Le polynôme générateur est <draw:frame draw:style-name="fr1" draw:name="Object1" text:anchor-type="as-char" svg:y="-0.152in" svg:width="1.9728in" svg:height="0.20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152in" svg:width="3.3339in" svg:height="0.204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7">On ajoute donc les d bits de<draw:frame draw:style-name="fr1" draw:name="Object3" text:anchor-type="as-char" svg:y="-0.152in" svg:width="0.4283in" svg:height="0.204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à la fin de <draw:frame draw:style-name="fr1" draw:name="Object4" text:anchor-type="as-char" svg:y="-0.152in" svg:width="0.4102in" svg:height="0.204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pour trouver la séquence transmise<draw:frame draw:style-name="fr1" draw:name="Object5" text:anchor-type="as-char" svg:y="-0.152in" svg:width="0.4256in" svg:height="0.204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. D’où :</text:p>
      <text:p text:style-name="P7"><draw:frame draw:style-name="fr1" draw:name="Object6" text:anchor-type="as-char" svg:y="-0.152in" svg:width="1.972in" svg:height="0.204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3" text:outline-level="2">2.2 Vérification d’une séquence binaire</text:h>
      <text:p text:style-name="P8">La séquence <draw:frame draw:style-name="fr1" draw:name="Object7" text:anchor-type="as-char" svg:y="-0.152in" svg:width="0.4256in" svg:height="0.204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donnée est la suivante : 0x29DA8. Cela donne la séquence suivante en base 2: 101001110110101000.</text:p>
      <text:p text:style-name="P9"><text:span text:style-name="T4">Le polynôme </text:span><text:span text:style-name="T5">fourni pour la vérification</text:span><text:span text:style-name="T4"> est : </text:span><text:span text:style-name="T4"><draw:frame draw:style-name="fr1" draw:name="Object8" text:anchor-type="as-char" svg:y="-0.152in" svg:width="1.9728in" svg:height="0.204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9"><text:span text:style-name="T4"/></text:p>
      <text:p text:style-name="P10"><text:span text:style-name="T6">On cherche le reste dela division suivante modulo 2 :</text:span><draw:frame draw:style-name="fr1" draw:name="Object9" text:anchor-type="as-char" svg:y="-0.2654in" svg:width="0.4689in" svg:height="0.43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10"/>
      <text:p text:style-name="P11">Le reste trouvé est 0. Il n’y a donc pas d’erreu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Loïc BERTRAND S4A2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0:00:40.640061712</meta:creation-date>
    <dc:date>2020-03-25T20:37:42.875079609</dc:date>
    <meta:editing-duration>PT24M50S</meta:editing-duration>
    <meta:editing-cycles>6</meta:editing-cycles>
    <meta:generator>LibreOffice/6.3.5.2$Linux_X86_64 LibreOffice_project/30$Build-2</meta:generator>
    <meta:document-statistic meta:table-count="0" meta:image-count="0" meta:object-count="9" meta:page-count="1" meta:paragraph-count="20" meta:word-count="189" meta:character-count="974" meta:non-whitespace-character-count="799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8</mn>
          </msup>
          <mo stretchy="false">+</mo>
          <msup>
            <mi>x</mi>
            <mn>7</mn>
          </msup>
          <mo stretchy="false">+</mo>
          <msup>
            <mi>x</mi>
            <mn>6</mn>
          </msup>
          <mo stretchy="false">+</mo>
          <msup>
            <mi>x</mi>
            <mn>4</mn>
          </msup>
          <mo stretchy="false">+</mo>
          <msup>
            <mi>x</mi>
            <mn>2</mn>
          </msup>
          <mo stretchy="false">+</mo>
          <mn>1</mn>
        </mrow>
      </mrow>
    </mrow>
    <annotation encoding="StarMath 5.0">G(x)=x^8+x^7+x^6+x^4+x^2+1  </annotation>
  </semantics>
</math>
</file>

<file path=Object 2/content.xml><?xml version="1.0" encoding="utf-8"?>
<math xmlns="http://www.w3.org/1998/Math/MathML" display="block">
  <semantics>
    <mrow>
      <mrow>
        <mrow>
          <mn>1101011011</mn>
          <mo stretchy="false">÷</mo>
          <mn>111010101</mn>
        </mrow>
        <mo stretchy="false">=</mo>
        <mn>1</mn>
      </mrow>
      <mi mathvariant="italic">et</mi>
      <mi>R</mi>
      <mrow>
        <mrow>
          <mo fence="true" stretchy="false">(</mo>
          <mrow>
            <mi>x</mi>
          </mrow>
          <mo fence="true" stretchy="false">)</mo>
        </mrow>
        <mo stretchy="false">=</mo>
        <mn>11110001</mn>
      </mrow>
    </mrow>
    <annotation encoding="StarMath 5.0">1101011011 div 111010101 = 1 et R(x) = 11110001</annotation>
  </semantics>
</math>
</file>

<file path=Object 3/content.xml><?xml version="1.0" encoding="utf-8"?>
<math xmlns="http://www.w3.org/1998/Math/MathML" display="block">
  <semantics>
    <mrow>
      <mi>R</mi>
      <mrow>
        <mo fence="true" stretchy="false">(</mo>
        <mrow>
          <mi>x</mi>
        </mrow>
        <mo fence="true" stretchy="false">)</mo>
      </mrow>
    </mrow>
    <annotation encoding="StarMath 5.0">R(x)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i>x</mi>
        </mrow>
        <mo fence="true" stretchy="false">)</mo>
      </mrow>
    </mrow>
    <annotation encoding="StarMath 5.0">S(x)</annotation>
  </semantics>
</math>
</file>

<file path=Object 5/content.xml><?xml version="1.0" encoding="utf-8"?>
<math xmlns="http://www.w3.org/1998/Math/MathML" display="block">
  <semantics>
    <mrow>
      <mi>T</mi>
      <mrow>
        <mo fence="true" stretchy="false">(</mo>
        <mrow>
          <mi>x</mi>
        </mrow>
        <mo fence="true" stretchy="false">)</mo>
      </mrow>
    </mrow>
    <annotation encoding="StarMath 5.0">T(x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n>11010110111110001</mn>
      </mrow>
    </mrow>
    <annotation encoding="StarMath 5.0">T(x) = 11010110111110001</annotation>
  </semantics>
</math>
</file>

<file path=Object 7/content.xml><?xml version="1.0" encoding="utf-8"?>
<math xmlns="http://www.w3.org/1998/Math/MathML" display="block">
  <semantics>
    <mrow>
      <mi>T</mi>
      <mrow>
        <mo fence="true" stretchy="false">(</mo>
        <mrow>
          <mi>x</mi>
        </mrow>
        <mo fence="true" stretchy="false">)</mo>
      </mrow>
    </mrow>
    <annotation encoding="StarMath 5.0">T(x)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8</mn>
          </msup>
          <mo stretchy="false">+</mo>
          <msup>
            <mi>x</mi>
            <mn>7</mn>
          </msup>
          <mo stretchy="false">+</mo>
          <msup>
            <mi>x</mi>
            <mn>6</mn>
          </msup>
          <mo stretchy="false">+</mo>
          <msup>
            <mi>x</mi>
            <mn>4</mn>
          </msup>
          <mo stretchy="false">+</mo>
          <msup>
            <mi>x</mi>
            <mn>2</mn>
          </msup>
          <mo stretchy="false">+</mo>
          <mn>1</mn>
        </mrow>
      </mrow>
    </mrow>
    <annotation encoding="StarMath 5.0">G(x)=x^8+x^7+x^6+x^4+x^2+1</annotation>
  </semantics>
</math>
</file>

<file path=Object 9/content.xml><?xml version="1.0" encoding="utf-8"?>
<math xmlns="http://www.w3.org/1998/Math/MathML" display="block">
  <semantics>
    <mfrac>
      <mrow>
        <mi>T</mi>
        <mrow>
          <mo fence="true" stretchy="false">(</mo>
          <mrow>
            <mi>x</mi>
          </mrow>
          <mo fence="true" stretchy="false">)</mo>
        </mrow>
      </mrow>
      <mrow>
        <mi>G</mi>
        <mrow>
          <mo fence="true" stretchy="false">(</mo>
          <mrow>
            <mi>x</mi>
          </mrow>
          <mo fence="true" stretchy="false">)</mo>
        </mrow>
      </mrow>
    </mfrac>
    <annotation encoding="StarMath 5.0">{T(x)} over {G(x)} </annotation>
  </semantics>
</math>
</file>